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AfterReturningAdvice.shouldInvokeOnReturnValueOf( Method method , @ Nullable Object return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AfterReturningAdvice.setReturning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ReturningAdvice.isBefore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ReturningAdvice.matchesReturnValue( Class &lt; ? &gt; type , Method method , @ Nullable Object return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JAfterReturningAdvice.AspectJAfterReturningAdvice( Method aspectJBeforeAdviceMethod , AspectJExpressionPointcut pointcut , AspectInstanceFactory ai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ReturningAdvice.isAft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fterReturningAdvice.afterReturning( @ Nullable Object returnValue , Method method , Object [ ] args , @ Nullable Objec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